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nterface</text:p>
      <text:p text:style-name="Standard"/>
      <text:p text:style-name="Standard">Asset List:</text:p>
      <text:p text:style-name="Standard"><text:tab/>-control design</text:p>
      <text:p text:style-name="Standard"><text:tab/><text:tab/>-control flexibility</text:p>
      <text:p text:style-name="Standard"><text:tab/>-screen layout</text:p>
      <text:p text:style-name="Standard"><text:tab/>-menu design</text:p>
      <text:p text:style-name="Standard"/>
      <text:p text:style-name="Standard">Control Design Requirements:</text:p>
      <text:p text:style-name="Standard"><text:tab/>-talk/chat using the keys 'a'-'z'</text:p>
      <text:p text:style-name="Standard"><text:tab/>-move around</text:p>
      <text:p text:style-name="Standard"><text:tab/>-look around</text:p>
      <text:p text:style-name="Standard"><text:tab/>-interact button 1</text:p>
      <text:p text:style-name="Standard"><text:tab/>-interact button 2</text:p>
      <text:p text:style-name="Standard"/>
      <text:p text:style-name="Standard">Screen Layout Requirements:</text:p>
      <text:p text:style-name="Standard"><text:tab/>-talk bubble for anyone who's talking</text:p>
      <text:p text:style-name="Standard"><text:tab/>-see what user typed before they send ("say") it</text:p>
      <text:p text:style-name="Standard"><text:tab/>-health indication</text:p>
      <text:p text:style-name="Standard"><text:tab/>-hunger indication</text:p>
      <text:p text:style-name="Standard"/>
      <text:p text:style-name="Standard">Menu Design Requirements:</text:p>
      <text:p text:style-name="Standard"><text:tab/>-main menu</text:p>
      <text:p text:style-name="Standard"><text:tab/>-pause menu</text:p>
      <text:p text:style-name="Standard"><text:tab/>-settings menu(s)</text:p>
      <text:p text:style-name="Standard"><text:tab/>-credit screen (option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S</meta:editing-duration>
    <meta:editing-cycles>5</meta:editing-cycles>
    <meta:generator>OpenOffice/4.0.0$Win32 OpenOffice.org_project/400m3$Build-9702</meta:generator>
    <dc:date>2013-11-28T12:05:54.24</dc:date>
    <dc:creator>Nate Schultz</dc:creator>
    <meta:document-statistic meta:table-count="0" meta:image-count="0" meta:object-count="0" meta:page-count="1" meta:paragraph-count="22" meta:word-count="64" meta:character-count="461"/>
    <meta:user-defined meta:name="Info 1"/>
    <meta:user-defined meta:name="Info 2"/>
    <meta:user-defined meta:name="Info 3"/>
    <meta:user-defined meta:name="Info 4"/>
  </office:meta>
</office:document-meta>
</file>